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B0000010D72F613E0.jpg" manifest:media-type="image/jpeg"/>
  <manifest:file-entry manifest:full-path="Pictures/1000000000000190000000E12133D5E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1cm" svg:height="6.552cm" svg:x="5.3cm" svg:y="20.048cm">
          <draw:image xlink:href="Pictures/1000000000000190000000E12133D5E2.jpg" xlink:type="simple" xlink:show="embed" xlink:actuate="onLoad">
            <text:p/>
          </draw:image>
        </draw:frame>
        <draw:frame draw:style-name="gr1" draw:text-style-name="P1" draw:layer="layout" svg:width="3.447cm" svg:height="7.3cm" svg:x="8.953cm" svg:y="12.2cm">
          <draw:image xlink:href="Pictures/10000000000000BB0000010D72F613E0.jpg" xlink:type="simple" xlink:show="embed" xlink:actuate="onLoad">
            <text:p/>
          </draw:image>
        </draw:frame>
        <draw:frame draw:style-name="gr1" draw:text-style-name="P1" draw:layer="layout" svg:width="11.1cm" svg:height="6.552cm" svg:x="5.3cm" svg:y="20.048cm">
          <draw:image xlink:href="Pictures/1000000000000190000000E12133D5E2.jpg" xlink:type="simple" xlink:show="embed" xlink:actuate="onLoad">
            <text:p/>
          </draw:image>
        </draw:frame>
        <draw:frame draw:style-name="gr1" draw:text-style-name="P1" draw:layer="layout" svg:width="11.1cm" svg:height="6.552cm" svg:x="5.3cm" svg:y="20.048cm">
          <draw:image xlink:href="Pictures/1000000000000190000000E12133D5E2.jpg" xlink:type="simple" xlink:show="embed" xlink:actuate="onLoad">
            <text:p/>
          </draw:image>
        </draw:frame>
        <draw:frame draw:style-name="gr1" draw:text-style-name="P1" draw:layer="layout" svg:width="11.7cm" svg:height="7.2cm" svg:x="4.8cm" svg:y="4.6cm">
          <draw:image xlink:href="Pictures/1000000000000190000000E12133D5E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5:04:01.147872537</meta:creation-date>
    <dc:date>2014-11-05T15:14:52.581010983</dc:date>
    <meta:editing-duration>P0D</meta:editing-duration>
    <meta:editing-cycles>1</meta:editing-cycles>
    <meta:document-statistic meta:object-count="5"/>
    <meta:generator>LibreOffice/4.2.6.3$Linux_X86_64 LibreOffice_project/420m0$Build-3</meta:generator>
  </office:meta>
</office:document-meta>
</file>